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3.893cm" table:align="left"/>
    </style:style>
    <style:style style:name="Table1.A" style:family="table-column">
      <style:table-column-properties style:column-width="2.494cm"/>
    </style:style>
    <style:style style:name="Table1.B" style:family="table-column">
      <style:table-column-properties style:column-width="1.3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paragraph-rsid="0065d5cf"/>
    </style:style>
    <style:style style:name="P2" style:family="paragraph" style:parent-style-name="Heading_20_2">
      <style:paragraph-properties fo:break-before="page"/>
    </style:style>
    <style:style style:name="P3" style:family="paragraph" style:parent-style-name="Preformatted_20_Text">
      <style:paragraph-properties fo:margin-left="1.27cm" fo:margin-right="0cm" fo:text-indent="0cm" style:auto-text-indent="false"/>
    </style:style>
    <style:style style:name="P4" style:family="paragraph" style:parent-style-name="Standard">
      <style:text-properties fo:font-weight="normal" officeooo:rsid="0065d5cf" officeooo:paragraph-rsid="0065d5cf" style:font-weight-asian="normal" style:font-weight-complex="normal"/>
    </style:style>
    <style:style style:name="P5" style:family="paragraph" style:parent-style-name="Standard">
      <style:text-properties officeooo:rsid="0065d5cf" officeooo:paragraph-rsid="0065d5cf"/>
    </style:style>
    <style:style style:name="P6" style:family="paragraph" style:parent-style-name="Standard" style:list-style-name="L3">
      <style:text-properties officeooo:paragraph-rsid="0066e244"/>
    </style:style>
    <style:style style:name="P7" style:family="paragraph" style:parent-style-name="Standard" style:list-style-name="L3">
      <style:text-properties officeooo:rsid="0066e244" officeooo:paragraph-rsid="0066e244"/>
    </style:style>
    <style:style style:name="P8" style:family="paragraph" style:parent-style-name="Standard">
      <style:text-properties officeooo:paragraph-rsid="0066e244"/>
    </style:style>
    <style:style style:name="P9" style:family="paragraph" style:parent-style-name="Standard">
      <style:text-properties officeooo:rsid="00688101" officeooo:paragraph-rsid="00688101"/>
    </style:style>
    <style:style style:name="P10" style:family="paragraph" style:parent-style-name="Standard" style:list-style-name="L4">
      <style:text-properties officeooo:rsid="00688101" officeooo:paragraph-rsid="0081a65c"/>
    </style:style>
    <style:style style:name="P11" style:family="paragraph" style:parent-style-name="Standard">
      <style:text-properties officeooo:rsid="00688101" officeooo:paragraph-rsid="0070e972"/>
    </style:style>
    <style:style style:name="P12" style:family="paragraph" style:parent-style-name="Standard">
      <style:text-properties officeooo:rsid="00688101" officeooo:paragraph-rsid="0070da52"/>
    </style:style>
    <style:style style:name="P13" style:family="paragraph" style:parent-style-name="Standard">
      <style:text-properties officeooo:rsid="00688101" officeooo:paragraph-rsid="008f4e94"/>
    </style:style>
    <style:style style:name="P14" style:family="paragraph" style:parent-style-name="Standard">
      <style:text-properties officeooo:rsid="0070da52" officeooo:paragraph-rsid="0072799c"/>
    </style:style>
    <style:style style:name="P15" style:family="paragraph" style:parent-style-name="Standard">
      <style:text-properties officeooo:rsid="0070da52" officeooo:paragraph-rsid="00736e88"/>
    </style:style>
    <style:style style:name="P16" style:family="paragraph" style:parent-style-name="Standard">
      <style:text-properties officeooo:rsid="0070da52" officeooo:paragraph-rsid="007ea521"/>
    </style:style>
    <style:style style:name="P17" style:family="paragraph" style:parent-style-name="Standard">
      <style:text-properties officeooo:rsid="0070da52" officeooo:paragraph-rsid="008349ed"/>
    </style:style>
    <style:style style:name="P18" style:family="paragraph" style:parent-style-name="Standard" style:list-style-name="L6">
      <style:text-properties officeooo:rsid="0072799c" officeooo:paragraph-rsid="007d2e9d"/>
    </style:style>
    <style:style style:name="P19" style:family="paragraph" style:parent-style-name="Standard" style:list-style-name="L6">
      <style:text-properties officeooo:rsid="0072799c" officeooo:paragraph-rsid="008859c8"/>
    </style:style>
    <style:style style:name="P20" style:family="paragraph" style:parent-style-name="Standard">
      <style:text-properties officeooo:rsid="007d2e9d" officeooo:paragraph-rsid="007d2e9d"/>
    </style:style>
    <style:style style:name="P21" style:family="paragraph" style:parent-style-name="Standard">
      <style:text-properties style:font-name="DejaVu Sans Mono" fo:font-size="8pt" fo:font-weight="normal" officeooo:rsid="0072799c" officeooo:paragraph-rsid="0072799c" style:font-size-asian="8pt" style:font-weight-asian="normal" style:font-size-complex="8pt" style:font-weight-complex="normal"/>
    </style:style>
    <style:style style:name="P22" style:family="paragraph" style:parent-style-name="Standard">
      <style:text-properties style:font-name="DejaVu Sans Mono" fo:font-size="8pt" fo:font-weight="normal" officeooo:rsid="0072799c" officeooo:paragraph-rsid="007ea521" style:font-size-asian="8pt" style:font-weight-asian="normal" style:font-size-complex="8pt" style:font-weight-complex="normal"/>
    </style:style>
    <style:style style:name="P23" style:family="paragraph" style:parent-style-name="Standard">
      <style:text-properties style:font-name="DejaVu Sans Mono" fo:font-size="8pt" fo:font-weight="normal" officeooo:rsid="0070da52" officeooo:paragraph-rsid="0070da52" style:font-size-asian="8pt" style:font-weight-asian="normal" style:font-size-complex="8pt" style:font-weight-complex="normal"/>
    </style:style>
    <style:style style:name="P24" style:family="paragraph" style:parent-style-name="Standard">
      <style:text-properties style:font-name="DejaVu Sans Mono" fo:font-size="8pt" fo:font-weight="normal" officeooo:rsid="0070da52" officeooo:paragraph-rsid="007ea521" style:font-size-asian="8pt" style:font-weight-asian="normal" style:font-size-complex="8pt" style:font-weight-complex="normal"/>
    </style:style>
    <style:style style:name="P25" style:family="paragraph" style:parent-style-name="Standard">
      <style:text-properties style:font-name="DejaVu Sans Mono" fo:font-size="8pt" officeooo:rsid="0072799c" officeooo:paragraph-rsid="007ea521" style:font-size-asian="8pt" style:font-size-complex="8pt"/>
    </style:style>
    <style:style style:name="P26" style:family="paragraph" style:parent-style-name="Standard">
      <style:text-properties style:font-name="DejaVu Sans Mono" fo:font-size="8pt" officeooo:rsid="0072799c" officeooo:paragraph-rsid="0072799c" style:font-size-asian="8pt" style:font-size-complex="8pt"/>
    </style:style>
    <style:style style:name="P27" style:family="paragraph" style:parent-style-name="Standard" style:list-style-name="L4">
      <style:text-properties officeooo:rsid="0094d738" officeooo:paragraph-rsid="0094d738"/>
    </style:style>
    <style:style style:name="T1" style:family="text">
      <style:text-properties fo:font-weight="normal" style:font-weight-asian="normal" style:font-weight-complex="normal"/>
    </style:style>
    <style:style style:name="T2" style:family="text">
      <style:text-properties fo:font-weight="normal" officeooo:rsid="0065d5cf" style:font-weight-asian="normal" style:font-weight-complex="normal"/>
    </style:style>
    <style:style style:name="T3" style:family="text">
      <style:text-properties fo:font-weight="normal" officeooo:rsid="0066e244" style:font-weight-asian="normal" style:font-weight-complex="normal"/>
    </style:style>
    <style:style style:name="T4" style:family="text">
      <style:text-properties fo:font-weight="normal" officeooo:rsid="00688101" style:font-weight-asian="normal" style:font-weight-complex="normal"/>
    </style:style>
    <style:style style:name="T5" style:family="text">
      <style:text-properties fo:font-weight="normal" officeooo:rsid="006a781a" style:font-weight-asian="normal" style:font-weight-complex="normal"/>
    </style:style>
    <style:style style:name="T6" style:family="text">
      <style:text-properties fo:font-weight="normal" officeooo:rsid="006aaf2f" style:font-weight-asian="normal" style:font-weight-complex="normal"/>
    </style:style>
    <style:style style:name="T7" style:family="text">
      <style:text-properties fo:font-weight="normal" officeooo:rsid="006bd3b4" style:font-weight-asian="normal" style:font-weight-complex="normal"/>
    </style:style>
    <style:style style:name="T8" style:family="text">
      <style:text-properties fo:font-weight="normal" officeooo:rsid="006de9d0" style:font-weight-asian="normal" style:font-weight-complex="normal"/>
    </style:style>
    <style:style style:name="T9" style:family="text">
      <style:text-properties fo:font-weight="normal" officeooo:rsid="006eb076" style:font-weight-asian="normal" style:font-weight-complex="normal"/>
    </style:style>
    <style:style style:name="T10" style:family="text">
      <style:text-properties fo:font-weight="normal" officeooo:rsid="0070e972" style:font-weight-asian="normal" style:font-weight-complex="normal"/>
    </style:style>
    <style:style style:name="T11" style:family="text">
      <style:text-properties fo:font-weight="normal" officeooo:rsid="007ab13a" style:font-weight-asian="normal" style:font-weight-complex="normal"/>
    </style:style>
    <style:style style:name="T12" style:family="text">
      <style:text-properties fo:font-weight="normal" officeooo:rsid="007c3201" style:font-weight-asian="normal" style:font-weight-complex="normal"/>
    </style:style>
    <style:style style:name="T13" style:family="text">
      <style:text-properties fo:font-weight="normal" officeooo:rsid="007d2e9d" style:font-weight-asian="normal" style:font-weight-complex="normal"/>
    </style:style>
    <style:style style:name="T14" style:family="text">
      <style:text-properties fo:font-weight="normal" officeooo:rsid="007ea521" style:font-weight-asian="normal" style:font-weight-complex="normal"/>
    </style:style>
    <style:style style:name="T15" style:family="text">
      <style:text-properties fo:font-weight="normal" officeooo:rsid="007f74c0" style:font-weight-asian="normal" style:font-weight-complex="normal"/>
    </style:style>
    <style:style style:name="T16" style:family="text">
      <style:text-properties fo:font-weight="normal" officeooo:rsid="0081a65c" style:font-weight-asian="normal" style:font-weight-complex="normal"/>
    </style:style>
    <style:style style:name="T17" style:family="text">
      <style:text-properties fo:font-weight="normal" officeooo:rsid="008349ed" style:font-weight-asian="normal" style:font-weight-complex="normal"/>
    </style:style>
    <style:style style:name="T18" style:family="text">
      <style:text-properties fo:font-weight="normal" officeooo:rsid="00859bde" style:font-weight-asian="normal" style:font-weight-complex="normal"/>
    </style:style>
    <style:style style:name="T19" style:family="text">
      <style:text-properties fo:font-weight="normal" officeooo:rsid="008ab664" style:font-weight-asian="normal" style:font-weight-complex="normal"/>
    </style:style>
    <style:style style:name="T20" style:family="text">
      <style:text-properties fo:font-weight="normal" officeooo:rsid="008ebeee" style:font-weight-asian="normal" style:font-weight-complex="normal"/>
    </style:style>
    <style:style style:name="T21" style:family="text">
      <style:text-properties fo:font-weight="normal" officeooo:rsid="008f4e94" style:font-weight-asian="normal" style:font-weight-complex="normal"/>
    </style:style>
    <style:style style:name="T22" style:family="text">
      <style:text-properties fo:font-weight="normal" officeooo:rsid="00911f5a" style:font-weight-asian="normal" style:font-weight-complex="normal"/>
    </style:style>
    <style:style style:name="T23" style:family="text">
      <style:text-properties fo:font-weight="normal" officeooo:rsid="0092f0c5" style:font-weight-asian="normal" style:font-weight-complex="normal"/>
    </style:style>
    <style:style style:name="T24" style:family="text">
      <style:text-properties fo:font-weight="normal" officeooo:rsid="0093ae6a" style:font-weight-asian="normal" style:font-weight-complex="normal"/>
    </style:style>
    <style:style style:name="T25" style:family="text">
      <style:text-properties fo:font-weight="normal" officeooo:rsid="0096d340" style:font-weight-asian="normal" style:font-weight-complex="normal"/>
    </style:style>
    <style:style style:name="T26" style:family="text">
      <style:text-properties fo:font-weight="normal" officeooo:rsid="00986632" style:font-weight-asian="normal" style:font-weight-complex="normal"/>
    </style:style>
    <style:style style:name="T27" style:family="text">
      <style:text-properties fo:font-weight="normal" officeooo:rsid="00994ed2" style:font-weight-asian="normal" style:font-weight-complex="normal"/>
    </style:style>
    <style:style style:name="T28" style:family="text">
      <style:text-properties fo:font-weight="normal" officeooo:rsid="009aec71" style:font-weight-asian="normal" style:font-weight-complex="normal"/>
    </style:style>
    <style:style style:name="T29" style:family="text">
      <style:text-properties fo:font-weight="normal" officeooo:rsid="009bc4d1" style:font-weight-asian="normal" style:font-weight-complex="normal"/>
    </style:style>
    <style:style style:name="T30" style:family="text">
      <style:text-properties fo:font-weight="normal" officeooo:rsid="009bc4de" style:font-weight-asian="normal" style:font-weight-complex="normal"/>
    </style:style>
    <style:style style:name="T31" style:family="text">
      <style:text-properties fo:font-weight="normal" officeooo:rsid="009c81df" style:font-weight-asian="normal" style:font-weight-complex="normal"/>
    </style:style>
    <style:style style:name="T32" style:family="text">
      <style:text-properties fo:font-weight="normal" officeooo:rsid="009d91ab" style:font-weight-asian="normal" style:font-weight-complex="normal"/>
    </style:style>
    <style:style style:name="T33" style:family="text">
      <style:text-properties fo:font-weight="normal" officeooo:rsid="009f87bf" style:font-weight-asian="normal" style:font-weight-complex="normal"/>
    </style:style>
    <style:style style:name="T34" style:family="text">
      <style:text-properties fo:font-weight="normal" officeooo:rsid="009f8a71" style:font-weight-asian="normal" style:font-weight-complex="normal"/>
    </style:style>
    <style:style style:name="T35" style:family="text">
      <style:text-properties style:font-name="Liberation Sans" fo:font-size="18.2000007629395pt" fo:font-weight="bold" officeooo:rsid="0065d5cf" style:font-name-asian="Source Han Sans CN" style:font-size-asian="18.2000007629395pt" style:font-weight-asian="bold" style:font-name-complex="Lohit Devanagari" style:font-size-complex="18.2000007629395pt" style:font-weight-complex="bold"/>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officeooo:rsid="0065d5cf" style:font-weight-asian="bold" style:font-weight-complex="bold"/>
    </style:style>
    <style:style style:name="T39" style:family="text">
      <style:text-properties fo:font-weight="bold" officeooo:rsid="0066e244" style:font-weight-asian="bold" style:font-weight-complex="bold"/>
    </style:style>
    <style:style style:name="T40" style:family="text">
      <style:text-properties fo:font-weight="bold" officeooo:rsid="00788267" style:font-weight-asian="bold" style:font-weight-complex="bold"/>
    </style:style>
    <style:style style:name="T41" style:family="text">
      <style:text-properties fo:font-weight="bold" officeooo:rsid="0070e972" style:font-weight-asian="bold" style:font-weight-complex="bold"/>
    </style:style>
    <style:style style:name="T42" style:family="text">
      <style:text-properties fo:font-weight="bold" officeooo:rsid="008349ed" style:font-weight-asian="bold" style:font-weight-complex="bold"/>
    </style:style>
    <style:style style:name="T43" style:family="text">
      <style:text-properties fo:font-weight="bold" officeooo:rsid="008d7c02" style:font-weight-asian="bold" style:font-weight-complex="bold"/>
    </style:style>
    <style:style style:name="T44" style:family="text">
      <style:text-properties fo:font-weight="bold" officeooo:rsid="006a781a" style:font-weight-asian="bold" style:font-weight-complex="bold"/>
    </style:style>
    <style:style style:name="T45" style:family="text">
      <style:text-properties fo:font-weight="bold" officeooo:rsid="00994ed2" style:font-weight-asian="bold" style:font-weight-complex="bold"/>
    </style:style>
    <style:style style:name="T46" style:family="text">
      <style:text-properties officeooo:rsid="0066e244"/>
    </style:style>
    <style:style style:name="T47" style:family="text">
      <style:text-properties officeooo:rsid="006a781a"/>
    </style:style>
    <style:style style:name="T48" style:family="text">
      <style:text-properties officeooo:rsid="0072799c"/>
    </style:style>
    <style:style style:name="T49" style:family="text">
      <style:text-properties officeooo:rsid="0075861a"/>
    </style:style>
    <style:style style:name="T50" style:family="text">
      <style:text-properties officeooo:rsid="0075e9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5">Hash Functions</text:span></text:h>
      <text:p text:style-name="Standard"><text:s/></text:p>
      <text:p text:style-name="P5">A <text:span text:style-name="T36">hash function</text:span> is an algorithm which converts a message into a <text:span text:style-name="T49">simple</text:span><text:span text:style-name="T47"> dat</text:span>a value by chopping up and scrambling the bits or bytes that make up the message. The output from the function, called the hash value, is normally of a <text:span text:style-name="T50">reasonably small </text:span>fixed size.</text:p>
      <text:p text:style-name="P5"/>
      <text:p text:style-name="P4">Hash functions have lots of uses, and there are lots of different approaches to creating a hash function depending exactly what you want to use it for.</text:p>
      <text:p text:style-name="P4"/>
      <text:p text:style-name="P4">Some of the properties which are generally good for hash functions – <text:span text:style-name="T46">especially if the hash function is being used for security</text:span>:</text:p>
      <text:p text:style-name="P4"/>
      <text:list xml:id="list3499444444" text:style-name="L3">
        <text:list-item>
          <text:p text:style-name="P6"><text:span text:style-name="T38">One-way: </text:span><text:span text:style-name="T2">Once a hash value has been created from a message, it must be impossible to convert it back to the original message.<text:line-break/><text:line-break/></text:span><text:span text:style-name="T3">For example instead of storing your password in a database, a web site should </text:span><text:span text:style-name="T6">always </text:span><text:span text:style-name="T3">store </text:span><text:span text:style-name="T7">the</text:span><text:span text:style-name="T3"> hash value of your password.</text:span><text:span text:style-name="T2"> </text:span><text:span text:style-name="T8">The stored hash value can be used to check your password when you long in; </text:span><text:span text:style-name="T3">the web server will calculate the hash value of the password you typed and compare it to the hash value stored in the database. If the passwords were the same, then the hash values will also be the same.</text:span></text:p>
          <text:p text:style-name="P6"><text:span text:style-name="T3"/></text:p>
          <text:p text:style-name="P6"><text:span text:style-name="T3">The “</text:span><text:span text:style-name="T9">o</text:span><text:span text:style-name="T3">ne-way” property means that any hacker who manages to see the web site’s database won’t be able to work out what your password was and use it on a different web site where you have reused passwords. (Even so, don’t reuse passwords!)</text:span></text:p>
        </text:list-item>
      </text:list>
      <text:p text:style-name="P8"><text:span text:style-name="T3"/></text:p>
      <text:p text:style-name="P8"><text:span text:style-name="T3"/></text:p>
      <text:list xml:id="list175651123212442" text:continue-numbering="true" text:style-name="L3">
        <text:list-item>
          <text:p text:style-name="P6"><text:span text:style-name="T39">Collision-Free: </text:span><text:span text:style-name="T3">It should be infrequent or impossible that two different messages produce the same hash value. When two messages result in the same hash value, this is called a “Collision”.<text:line-break/><text:line-break/>In the example where hashed passwords are stored in the database, collisions would allow two or more different passwords to match the hash value in the database.</text:span></text:p>
          <text:p text:style-name="P7"><text:span text:style-name="T4"/></text:p>
        </text:list-item>
      </text:list>
      <text:p text:style-name="P9"><text:span text:style-name="T3"/></text:p>
      <text:p text:style-name="P9"><text:span text:style-name="T3"/></text:p>
      <text:p text:style-name="P13"><text:span text:style-name="T21">Another use of h</text:span><text:span text:style-name="T1">ash functions </text:span><text:span text:style-name="T21">is to </text:span><text:span text:style-name="T1">calculate a checksum for a message. </text:span><text:span text:style-name="T20">A checksum</text:span><text:span text:style-name="T1"> is a value which can be </text:span><text:span text:style-name="T22">validated</text:span><text:span text:style-name="T1"> to ensure that </text:span><text:span text:style-name="T23">a</text:span><text:span text:style-name="T1"> message has not been accidentally </text:span><text:span text:style-name="T19">corrupted </text:span><text:span text:style-name="T1">or intentionally </text:span><text:span text:style-name="T19">tampered with</text:span><text:span text:style-name="T1">.</text:span></text:p>
      <text:p text:style-name="P13"><text:span text:style-name="T1"/></text:p>
      <text:h text:style-name="P2" text:outline-level="2">Rebel Alliance Checksum</text:h>
      <text:p text:style-name="P9"><text:span text:style-name="T26">The Rebel Alliance </text:span><text:span text:style-name="T28">has</text:span><text:span text:style-name="T26"> created </text:span><text:span text:style-name="T28">a</text:span><text:span text:style-name="T26"> hash function a</text:span><text:span text:style-name="T16">lgorith</text:span><text:span text:style-name="T24">m</text:span><text:span text:style-name="T1"> which can be used to calculate a checksum for a message made up of letters of the alphabet. <text:s/></text:span><text:span text:style-name="T29">Letter </text:span><text:span text:style-name="T1">‘A’ </text:span><text:span text:style-name="T10">has</text:span><text:span text:style-name="T1"> </text:span><text:span text:style-name="T10">value </text:span><text:span text:style-name="T1">1 and ‘Z’ </text:span><text:span text:style-name="T30">is</text:span><text:span text:style-name="T1"> </text:span><text:span text:style-name="T10">26</text:span><text:span text:style-name="T1">:</text:span></text:p>
      <text:p text:style-name="P9"><text:span text:style-name="T1"/></text:p>
      <text:p text:style-name="P3"><text:span text:style-name="T1">Set </text:span><text:span text:style-name="T10">checksum</text:span><text:span text:style-name="T1"> = 0</text:span></text:p>
      <text:p text:style-name="P3"><text:span text:style-name="T10">Repeat f</text:span><text:span text:style-name="T1">or each letter in the message:</text:span></text:p>
      <text:p text:style-name="P3"><text:span text:style-name="T1"><text:s text:c="4"/>Set </text:span><text:span text:style-name="T10">checksum</text:span><text:span text:style-name="T1"> = (</text:span><text:span text:style-name="T10">checksum</text:span><text:span text:style-name="T1"> </text:span><text:span text:style-name="T5">*</text:span><text:span text:style-name="T1"> </text:span><text:span text:style-name="T10">checksum</text:span><text:span text:style-name="T1">) + </text:span><text:span text:style-name="T27">(</text:span><text:span text:style-name="T1">letter </text:span><text:span text:style-name="T27">value)</text:span><text:span text:style-name="T1"> <text:line-break/><text:tab/><text:tab/><text:tab/><text:tab/><text:tab/>[</text:span><text:span text:style-name="T27">take the </text:span><text:span text:style-name="T1">last 2 digits only]</text:span></text:p>
      <text:p text:style-name="P9"/>
      <text:p text:style-name="P9"><text:span text:style-name="T24">Here is an example of how to use this algorithm to calculate the checksum of the word “HELLO”.</text:span></text:p>
      <text:p text:style-name="P9"><text:span text:style-name="T1"/></text:p>
      <text:list xml:id="list3887862157" text:style-name="L4">
        <text:list-item>
          <text:p text:style-name="P10"><text:span text:style-name="T24">To start off we always s</text:span><text:span text:style-name="T5">et </text:span><text:span text:style-name="T10">checksum</text:span><text:span text:style-name="T1"> = 0</text:span></text:p>
        </text:list-item>
        <text:list-item>
          <text:p text:style-name="P27"><text:span text:style-name="T1">Process each letter one at a time:</text:span></text:p>
          <text:list>
            <text:list-item>
              <text:p text:style-name="P10"><text:span text:style-name="T17">S</text:span><text:span text:style-name="T5">et </text:span><text:span text:style-name="T10">checksum</text:span><text:span text:style-name="T1"> = 0 * 0 + 8 (</text:span><text:span text:style-name="T37">H</text:span><text:span text:style-name="T1">) = 8</text:span></text:p>
            </text:list-item>
            <text:list-item>
              <text:p text:style-name="P10"><text:span text:style-name="T17">S</text:span><text:span text:style-name="T5">et </text:span><text:span text:style-name="T10">checksum</text:span><text:span text:style-name="T1"> = 8 * 8 + 5 (</text:span><text:span text:style-name="T37">E</text:span><text:span text:style-name="T1">) = 69</text:span></text:p>
            </text:list-item>
            <text:list-item>
              <text:p text:style-name="P10"><text:span text:style-name="T17">S</text:span><text:span text:style-name="T5">et </text:span><text:span text:style-name="T10">checksum</text:span><text:span text:style-name="T1"> = 69 * 69 + 12 (</text:span><text:span text:style-name="T37">L</text:span><text:span text:style-name="T1">) = 4773 → last two digits only = 73</text:span></text:p>
            </text:list-item>
            <text:list-item>
              <text:p text:style-name="P10"><text:span text:style-name="T17">S</text:span><text:span text:style-name="T5">et </text:span><text:span text:style-name="T10">checksum</text:span><text:span text:style-name="T1"> = 73 * 73 + 12 (</text:span><text:span text:style-name="T37">L</text:span><text:span text:style-name="T1">) = 5341 → last two digits only = 41</text:span></text:p>
            </text:list-item>
            <text:list-item>
              <text:p text:style-name="P10"><text:span text:style-name="T17">S</text:span><text:span text:style-name="T5">et </text:span><text:span text:style-name="T10">checksum</text:span><text:span text:style-name="T1"> = 41 * 41 + 15 (</text:span><text:span text:style-name="T37">O</text:span><text:span text:style-name="T1">) = 1696 → last two digits only = </text:span><text:span text:style-name="T37">96</text:span></text:p>
            </text:list-item>
          </text:list>
        </text:list-item>
      </text:list>
      <text:p text:style-name="P9"><text:span text:style-name="T1"/></text:p>
      <text:p text:style-name="P11"><text:span text:style-name="T1">Therefore the </text:span><text:span text:style-name="T10">checksum</text:span><text:span text:style-name="T1"> </text:span><text:span text:style-name="T10">value </text:span><text:span text:style-name="T1">of </text:span><text:span text:style-name="T5">the </text:span><text:span text:style-name="T25">word</text:span><text:span text:style-name="T5"> “HELLO” is </text:span><text:span text:style-name="T44">96</text:span><text:span text:style-name="T5">.</text:span></text:p>
      <text:p text:style-name="P9"><text:span text:style-name="T5"/></text:p>
      <text:p text:style-name="P17"><text:span text:style-name="T1">Alice, your friend in the Rebel Alliance, has sent you a some words, each of which </text:span><text:span text:style-name="T10">is accompanied</text:span><text:span text:style-name="T1"> </text:span><text:span text:style-name="T10">by</text:span><text:span text:style-name="T1"> a </text:span><text:span text:style-name="T14">valid </text:span><text:span text:style-name="T1">checksum. The words make up a message. At the same time the Empire is sending out random words and numbers as radio interference to confuse you; </text:span><text:span text:style-name="T17">t</text:span><text:span text:style-name="T15">he</text:span><text:span text:style-name="T17">se</text:span><text:span text:style-name="T15"> numbers are not valid checksums.</text:span></text:p>
      <text:p text:style-name="P16"><text:span text:style-name="T14"/></text:p>
      <text:p text:style-name="P16"><text:span text:style-name="T14">These are all the words and numbers you received </text:span><text:span text:style-name="T27">but you don’t know who sent </text:span><text:span text:style-name="T31">each word</text:span><text:span text:style-name="T27">.</text:span><text:span text:style-name="T14"><text:line-break/></text:span></text:p>
      <table:table table:name="Table1" table:style-name="Table1">
        <table:table-column table:style-name="Table1.A"/>
        <table:table-column table:style-name="Table1.B"/>
        <table:table-row table:style-name="TableLine94747498883072">
          <table:table-cell table:style-name="Table1.A1" office:value-type="string">
            <text:p text:style-name="P25">HELLO</text:p>
          </table:table-cell>
          <table:table-cell table:style-name="Table1.B1" office:value-type="string">
            <text:p text:style-name="P26">96</text:p>
          </table:table-cell>
        </table:table-row>
        <table:table-row table:style-name="TableLine94747498883072">
          <table:table-cell table:style-name="Table1.A2" office:value-type="string">
            <text:p text:style-name="P24">ALICE</text:p>
          </table:table-cell>
          <table:table-cell table:style-name="Table1.B2" office:value-type="string">
            <text:p text:style-name="P23"><text:span text:style-name="T48">74</text:span></text:p>
          </table:table-cell>
        </table:table-row>
        <table:table-row table:style-name="TableLine94747498883072">
          <table:table-cell table:style-name="Table1.A2" office:value-type="string">
            <text:p text:style-name="P24">PZERO</text:p>
          </table:table-cell>
          <table:table-cell table:style-name="Table1.B2" office:value-type="string">
            <text:p text:style-name="P23"><text:span text:style-name="T48">94</text:span></text:p>
          </table:table-cell>
        </table:table-row>
        <table:table-row table:style-name="TableLine94747498883072">
          <table:table-cell table:style-name="Table1.A2" office:value-type="string">
            <text:p text:style-name="P24">EMPIRE</text:p>
          </table:table-cell>
          <table:table-cell table:style-name="Table1.B2" office:value-type="string">
            <text:p text:style-name="P23"><text:span text:style-name="T48">96</text:span></text:p>
          </table:table-cell>
        </table:table-row>
        <table:table-row table:style-name="TableLine94747498883072">
          <table:table-cell table:style-name="Table1.A2" office:value-type="string">
            <text:p text:style-name="P24">REBEL</text:p>
          </table:table-cell>
          <table:table-cell table:style-name="Table1.B2" office:value-type="string">
            <text:p text:style-name="P23"><text:span text:style-name="T48">88</text:span></text:p>
          </table:table-cell>
        </table:table-row>
        <table:table-row table:style-name="TableLine94747498883072">
          <table:table-cell table:style-name="Table1.A2" office:value-type="string">
            <text:p text:style-name="P24">WINS</text:p>
          </table:table-cell>
          <table:table-cell table:style-name="Table1.B2" office:value-type="string">
            <text:p text:style-name="P23"><text:span text:style-name="T48">81</text:span></text:p>
          </table:table-cell>
        </table:table-row>
        <table:table-row table:style-name="TableLine94747498883072">
          <table:table-cell table:style-name="Table1.A2" office:value-type="string">
            <text:p text:style-name="P24">LOSES</text:p>
          </table:table-cell>
          <table:table-cell table:style-name="Table1.B2" office:value-type="string">
            <text:p text:style-name="P23"><text:span text:style-name="T48">6</text:span></text:p>
          </table:table-cell>
        </table:table-row>
        <table:table-row table:style-name="TableLine94747498883072">
          <table:table-cell table:style-name="Table1.A2" office:value-type="string">
            <text:p text:style-name="P24">LOVES</text:p>
          </table:table-cell>
          <table:table-cell table:style-name="Table1.B2" office:value-type="string">
            <text:p text:style-name="P23"><text:span text:style-name="T48">15</text:span></text:p>
          </table:table-cell>
        </table:table-row>
        <table:table-row table:style-name="TableLine94747498883072">
          <table:table-cell table:style-name="Table1.A2" office:value-type="string">
            <text:p text:style-name="P24">BATTLE</text:p>
          </table:table-cell>
          <table:table-cell table:style-name="Table1.B2" office:value-type="string">
            <text:p text:style-name="P23"><text:span text:style-name="T48">74</text:span></text:p>
          </table:table-cell>
        </table:table-row>
        <table:table-row table:style-name="TableLine94747498883072">
          <table:table-cell table:style-name="Table1.A2" office:value-type="string">
            <text:p text:style-name="P22">YOU</text:p>
          </table:table-cell>
          <table:table-cell table:style-name="Table1.B2" office:value-type="string">
            <text:p text:style-name="P21">12</text:p>
          </table:table-cell>
        </table:table-row>
        <table:table-row table:style-name="TableLine94747498883072">
          <table:table-cell table:style-name="Table1.A2" office:value-type="string">
            <text:p text:style-name="P24">BROWN</text:p>
          </table:table-cell>
          <table:table-cell table:style-name="Table1.B2" office:value-type="string">
            <text:p text:style-name="P23"><text:span text:style-name="T48">37</text:span></text:p>
          </table:table-cell>
        </table:table-row>
      </table:table>
      <text:p text:style-name="P12"><text:span text:style-name="T5"/></text:p>
      <text:p text:style-name="P15"><text:span text:style-name="T37">Which </text:span><text:span text:style-name="T45">are the words from Alice which</text:span><text:span text:style-name="T37"> have the correct checksum? </text:span><text:span text:style-name="T41">What is </text:span><text:span text:style-name="T45">the message?</text:span></text:p>
      <text:p text:style-name="P14"><text:span text:style-name="T10"/></text:p>
      <text:p text:style-name="P20"><text:span text:style-name="T32">The Rebel Alliance </text:span><text:span text:style-name="T34">has function </text:span><text:span text:style-name="T33">should definitely not be used for</text:span><text:span text:style-name="T32"> security. </text:span><text:span text:style-name="T1">Bonus questions:</text:span></text:p>
      <text:p text:style-name="P20"><text:span text:style-name="T1"/></text:p>
      <text:list xml:id="list3641650405" text:style-name="L6">
        <text:list-item>
          <text:p text:style-name="P18"><text:span text:style-name="T18">Secure</text:span><text:span text:style-name="T11"> h</text:span><text:span text:style-name="T1">ash functions </text:span><text:span text:style-name="T11">should</text:span><text:span text:style-name="T1"> avoid collisions, but our hash function isn’t very good at that. </text:span><text:span text:style-name="T37">Which of the two words above have </text:span><text:span text:style-name="T42">the same</text:span><text:span text:style-name="T37"> hash value?</text:span></text:p>
          <text:p text:style-name="P18"><text:span text:style-name="T37"/></text:p>
        </text:list-item>
        <text:list-item>
          <text:p text:style-name="P19"><text:span text:style-name="T12">Secure hash functions should make it hard to find a message </text:span><text:span text:style-name="T13">from a hash value</text:span><text:span text:style-name="T12">, </text:span><text:span text:style-name="T13">but our hash function isn’t very good at that either</text:span><text:span text:style-name="T12">. </text:span><text:span text:style-name="T40">Can you find a </text:span><text:span text:style-name="T43">sequence of letters</text:span><text:span text:style-name="T40"> which has a hash value of 37?<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6T13:53:11.594583269</meta:creation-date>
    <dc:date>2021-01-18T17:56:51.016757698</dc:date>
    <meta:editing-duration>PT23H7M17S</meta:editing-duration>
    <meta:editing-cycles>145</meta:editing-cycles>
    <meta:generator>LibreOffice/7.0.4.2$Linux_X86_64 LibreOffice_project/00$Build-2</meta:generator>
    <meta:print-date>2021-01-17T12:33:00.672748874</meta:print-date>
    <meta:document-statistic meta:table-count="1" meta:image-count="0" meta:object-count="0" meta:page-count="2" meta:paragraph-count="53" meta:word-count="716" meta:character-count="3718" meta:non-whitespace-character-count="3049"/>
  </office:meta>
</office:document-meta>
</file>